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9" office:value-type="float" office:value="8">
            <text:p>8</text:p>
          </table:table-cell>
        </table:table-row>
        <table:table-row table:style-name="ro2">
          <table:table-cell/>
          <table:table-cell table:style-name="ce4" office:value-type="string">
            <text:p>Arne Bartenbach</text:p>
          </table:table-cell>
          <table:table-cell table:style-name="ce4" office:value-type="string">
            <text:p>Gabriel Bonnet</text:p>
          </table:table-cell>
          <table:table-cell table:style-name="ce4" office:value-type="string">
            <text:p>Hannes Deichmann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9-10-14">
            <text:p>Montag, 2019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5">
            <text:p>Dienstag, 2019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6">
            <text:p>Mittwoch, 2019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7">
            <text:p>Donnerstag, 2019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8">
            <text:p>Freitag, 2019-10-18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19">
            <text:p>Samstag, 2019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0">
            <text:p>Sonntag, 2019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1">
            <text:p>Montag, 2019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2">
            <text:p>Dienstag, 2019-10-22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0-23">
            <text:p>Mittwoch, 2019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4">
            <text:p>Donnerstag, 2019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5">
            <text:p>Freitag, 2019-10-25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26">
            <text:p>Samstag, 2019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7">
            <text:p>Sonntag, 2019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8">
            <text:p>Montag, 2019-10-28</text:p>
          </table:table-cell>
          <table:table-cell table:style-name="ce7"/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9-10-29">
            <text:p>Dienstag, 2019-10-29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0-30">
            <text:p>Mittwoch, 2019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1">
            <text:p>Donnerstag, 2019-10-31</text:p>
          </table:table-cell>
          <table:table-cell table:style-name="ce6" office:value-type="string">
            <text:p>2 Stunden</text:p>
          </table:table-cell>
          <table:table-cell table:style-name="ce6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1-01">
            <text:p>Freitag, 2019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2">
            <text:p>Samstag, 2019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3">
            <text:p>Sonntag, 2019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4">
            <text:p>Montag, 2019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5">
            <text:p>Dienstag, 2019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6">
            <text:p>Mittwoch, 2019-11-06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1-07">
            <text:p>Donnerstag, 2019-11-07</text:p>
          </table:table-cell>
          <table:table-cell table:style-name="ce6" office:value-type="string">
            <text:p>6 Stunden</text:p>
          </table:table-cell>
          <table:table-cell table:style-name="ce6" office:value-type="string">
            <text:p>6 Stunden </text:p>
          </table:table-cell>
          <table:table-cell table:style-name="ce6" office:value-type="string">
            <text:p>6 Stunden</text:p>
          </table:table-cell>
          <table:table-cell table:number-columns-repeated="2"/>
        </table:table-row>
        <table:table-row table:style-name="ro2">
          <table:table-cell office:value-type="date" office:date-value="2019-11-08">
            <text:p>Freitag, 2019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9">
            <text:p>Samstag, 2019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0">
            <text:p>Sonntag, 2019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1">
            <text:p>Montag, 2019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2">
            <text:p>Dienstag, 2019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3">
            <text:p>Mittwoch, 2019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4">
            <text:p>Donnerstag, 2019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5">
            <text:p>Freitag, 2019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6">
            <text:p>Samstag, 2019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7">
            <text:p>Sonntag, 2019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8">
            <text:p>Montag, 2019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9">
            <text:p>Dienstag, 2019-11-19</text:p>
          </table:table-cell>
          <table:table-cell table:style-name="ce6" table:number-columns-repeated="2"/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1-20">
            <text:p>Mittwoch, 2019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1">
            <text:p>Donnerstag, 2019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2">
            <text:p>Freitag, 2019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3">
            <text:p>Samstag, 2019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4">
            <text:p>Sonntag, 2019-11-24</text:p>
          </table:table-cell>
          <table:table-cell table:style-name="ce6"/>
          <table:table-cell table:style-name="ce6" office:value-type="string">
            <text:p>3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1-25">
            <text:p>Montag, 2019-11-25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1-26">
            <text:p>Dienstag, 2019-11-26</text:p>
          </table:table-cell>
          <table:table-cell table:style-name="ce6" office:value-type="string">
            <text:p>1 Stunde</text:p>
          </table:table-cell>
          <table:table-cell table:style-name="ce6"/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1-27">
            <text:p>Mittwoch, 2019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8">
            <text:p>Donnerstag, 2019-11-28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1-29">
            <text:p>Freitag, 2019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30">
            <text:p>Samstag, 2019-11-30</text:p>
          </table:table-cell>
          <table:table-cell table:style-name="ce6" office:value-type="string">
            <text:p>2 Stunde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9-12-01">
            <text:p>Sonntag, 2019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2">
            <text:p>Montag, 2019-12-02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2-03">
            <text:p>Dienstag, 2019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4">
            <text:p>Mittwoch, 2019-12-04</text:p>
          </table:table-cell>
          <table:table-cell table:style-name="ce6" office:value-type="string">
            <text:p>6 Stunden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05">
            <text:p>Donnerstag, 2019-12-05</text:p>
          </table:table-cell>
          <table:table-cell table:number-columns-repeated="3" table:style-name="ce6" office:value-type="string">
            <text:p>14 Stunden</text:p>
          </table:table-cell>
          <table:table-cell table:number-columns-repeated="2"/>
        </table:table-row>
        <table:table-row table:style-name="ro2">
          <table:table-cell office:value-type="date" office:date-value="2019-12-06">
            <text:p>Freitag, 2019-12-06</text:p>
          </table:table-cell>
          <table:table-cell table:number-columns-repeated="3"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07">
            <text:p>Samstag, 2019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8">
            <text:p>Sonntag, 2019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9">
            <text:p>Montag, 2019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0">
            <text:p>Dienstag, 2019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1">
            <text:p>Mittwoch, 2019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2">
            <text:p>Donnerstag, 2019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3">
            <text:p>Freitag, 2019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4">
            <text:p>Samstag, 2019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5">
            <text:p>Sonntag, 2019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6">
            <text:p>Montag, 2019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7">
            <text:p>Dienstag, 2019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8">
            <text:p>Mittwoch, 2019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9">
            <text:p>Donnerstag, 2019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0">
            <text:p>Freitag, 2019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1">
            <text:p>Samstag, 2019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2">
            <text:p>Sonntag, 2019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3">
            <text:p>Montag, 2019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4">
            <text:p>Dienstag, 2019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5">
            <text:p>Mittwoch, 2019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6">
            <text:p>Donnerstag, 2019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7">
            <text:p>Freitag, 2019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8">
            <text:p>Samstag, 2019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9">
            <text:p>Sonntag, 2019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0">
            <text:p>Montag, 2019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1">
            <text:p>Dienstag, 2019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1">
            <text:p>Mittwoch, 2020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2">
            <text:p>Donnerstag, 2020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3">
            <text:p>Freitag, 2020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4">
            <text:p>Samstag, 2020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5">
            <text:p>Sonntag, 2020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6">
            <text:p>Montag, 2020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7">
            <text:p>Dienstag, 2020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8">
            <text:p>Mittwoch, 2020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9">
            <text:p>Donnerstag, 2020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0">
            <text:p>Freitag, 2020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1">
            <text:p>Samstag, 2020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2">
            <text:p>Sonntag, 2020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3">
            <text:p>Montag, 2020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4">
            <text:p>Dienstag, 2020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5">
            <text:p>Mittwoch, 2020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6">
            <text:p>Donnerstag, 2020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7">
            <text:p>Freitag, 2020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8">
            <text:p>Samstag, 2020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9">
            <text:p>Sonntag, 2020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0">
            <text:p>Montag, 2020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1">
            <text:p>Dienstag, 2020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2">
            <text:p>Mittwoch, 2020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3">
            <text:p>Donnerstag, 2020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4">
            <text:p>Freitag, 2020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5">
            <text:p>Samstag, 2020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6">
            <text:p>Sonntag, 2020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7">
            <text:p>Montag, 2020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8">
            <text:p>Dienstag, 2020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9">
            <text:p>Mittwoch, 2020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0">
            <text:p>Donnerstag, 2020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1">
            <text:p>Freitag, 2020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1">
            <text:p>Samstag, 2020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2">
            <text:p>Sonntag, 2020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3">
            <text:p>Montag, 2020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4">
            <text:p>Dienstag, 2020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5">
            <text:p>Mittwoch, 2020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6">
            <text:p>Donnerstag, 2020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7">
            <text:p>Freitag, 2020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8">
            <text:p>Samstag, 2020-02-0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date" office:date-value="2020-02-09">
            <text:p>Sonntag, 2020-02-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rne Bartenbach">
            <text:p>Arne Bartenbach</text:p>
          </table:table-cell>
          <table:table-cell table:formula="of:=[.C2]" office:value-type="string" office:string-value="Gabriel Bonnet">
            <text:p>Gabriel Bonnet</text:p>
          </table:table-cell>
          <table:table-cell table:formula="of:=[.D2]" office:value-type="string" office:string-value="Hannes Deichmann">
            <text:p>Hannes Deichmann</text:p>
          </table:table-cell>
          <table:table-cell/>
          <table:table-cell table:style-name="ce10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8" table:formula="of:=SUM([.B4:.B120])" office:value-type="time" office:time-value="PT00H00M00S">
            <text:p>00:00</text:p>
          </table:table-cell>
          <table:table-cell table:style-name="ce8" table:formula="of:=SUM([.C4:.C120])" office:value-type="time" office:time-value="PT00H00M00S">
            <text:p>00:00</text:p>
          </table:table-cell>
          <table:table-cell table:style-name="ce8" table:formula="of:=SUM([.D4:.D120])" office:value-type="time" office:time-value="PT00H00M00S">
            <text:p>00:00</text:p>
          </table:table-cell>
          <table:table-cell/>
          <table:table-cell table:style-name="ce11" table:formula="of:=SUM([.B124:.D124])" office:value-type="time" office:time-value="PT00H00M00S">
            <text:p>00:00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.12.2019</text:date>, <text:time>13:0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33M47S</meta:editing-duration>
    <meta:editing-cycles>12</meta:editing-cycles>
    <meta:generator>OpenOffice/4.1.5$Win32 OpenOffice.org_project/415m1$Build-9789</meta:generator>
    <meta:initial-creator>Kai Mindermann</meta:initial-creator>
    <dc:date>2019-12-06T13:09:44.13</dc:date>
    <meta:document-statistic meta:table-count="1" meta:cell-count="178" meta:object-count="0"/>
  </office:meta>
</office:document-meta>
</file>